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ewResolverSupport.getSupported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ResolverSupport.setOrder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ResolverSupport.setDefaultCharset( Charset default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iewResolverSupport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ResolverSupport.setSupportedMediaTypes( List &lt; MediaType &gt; supportedMedia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iewResolverSupport.getDefaul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ResolverSupport.ViewResolver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